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OSCCO POCCO, JACK ROBERT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743661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NDAHUAYLAS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433486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OSCCO POCCO, JACK ROBERT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743661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5433486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SI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72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7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4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9/08/2021</text:p>
          </table:table-cell>
          <table:table-cell table:style-name="Tabla2.A3" office:value-type="string">
            <text:p text:style-name="P16">94083273</text:p>
          </table:table-cell>
          <table:table-cell table:style-name="Tabla2.D3" office:value-type="string">
            <text:p text:style-name="P17">14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8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3:11:1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